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6.92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 style:list-style-name="L1">
      <style:text-properties style:text-position="0% 100%" officeooo:rsid="0004545b" officeooo:paragraph-rsid="0004545b"/>
    </style:style>
    <style:style style:name="P2" style:family="paragraph" style:parent-style-name="Standard" style:list-style-name="L10">
      <style:text-properties style:text-position="0% 100%" officeooo:rsid="0004545b" officeooo:paragraph-rsid="0004545b"/>
    </style:style>
    <style:style style:name="P3" style:family="paragraph" style:parent-style-name="Standard" style:list-style-name="L18">
      <style:text-properties style:text-position="0% 100%" officeooo:rsid="0004545b" officeooo:paragraph-rsid="0004545b"/>
    </style:style>
    <style:style style:name="P4" style:family="paragraph" style:parent-style-name="Standard" style:list-style-name="L18">
      <style:text-properties style:text-position="0% 100%" officeooo:rsid="0004d4b8" officeooo:paragraph-rsid="0004d4b8"/>
    </style:style>
    <style:style style:name="P5" style:family="paragraph" style:parent-style-name="Standard">
      <style:text-properties style:text-position="0% 100%" officeooo:rsid="0004d4b8" officeooo:paragraph-rsid="0004d4b8"/>
    </style:style>
    <style:style style:name="P6" style:family="paragraph" style:parent-style-name="Standard" style:list-style-name="L10">
      <style:text-properties officeooo:rsid="0002c142" officeooo:paragraph-rsid="0004545b"/>
    </style:style>
    <style:style style:name="P7" style:family="paragraph" style:parent-style-name="Standard" style:list-style-name="L11">
      <style:text-properties officeooo:rsid="0002c142" officeooo:paragraph-rsid="0004545b"/>
    </style:style>
    <style:style style:name="P8" style:family="paragraph" style:parent-style-name="Standard" style:list-style-name="L12">
      <style:text-properties officeooo:rsid="0002c142" officeooo:paragraph-rsid="0004545b"/>
    </style:style>
    <style:style style:name="P9" style:family="paragraph" style:parent-style-name="Standard" style:list-style-name="L12">
      <style:text-properties officeooo:rsid="0002c142" officeooo:paragraph-rsid="0004ec4a"/>
    </style:style>
    <style:style style:name="P10" style:family="paragraph" style:parent-style-name="Standard" style:list-style-name="L13">
      <style:text-properties officeooo:rsid="0002c142" officeooo:paragraph-rsid="0004545b"/>
    </style:style>
    <style:style style:name="P11" style:family="paragraph" style:parent-style-name="Standard" style:list-style-name="L14">
      <style:text-properties officeooo:rsid="0002c142" officeooo:paragraph-rsid="0004545b"/>
    </style:style>
    <style:style style:name="P12" style:family="paragraph" style:parent-style-name="Standard" style:list-style-name="L15">
      <style:text-properties officeooo:rsid="0002c142" officeooo:paragraph-rsid="0004545b"/>
    </style:style>
    <style:style style:name="P13" style:family="paragraph" style:parent-style-name="Standard" style:list-style-name="L15">
      <style:text-properties officeooo:rsid="0002c142" officeooo:paragraph-rsid="0004ec4a"/>
    </style:style>
    <style:style style:name="P14" style:family="paragraph" style:parent-style-name="Standard" style:list-style-name="L16">
      <style:text-properties officeooo:rsid="0002c142" officeooo:paragraph-rsid="0004545b"/>
    </style:style>
    <style:style style:name="P15" style:family="paragraph" style:parent-style-name="Standard" style:list-style-name="L17">
      <style:text-properties officeooo:rsid="0002c142" officeooo:paragraph-rsid="0004545b"/>
    </style:style>
    <style:style style:name="P16" style:family="paragraph" style:parent-style-name="Standard">
      <style:text-properties officeooo:rsid="0002c142" officeooo:paragraph-rsid="0004545b"/>
    </style:style>
    <style:style style:name="P17" style:family="paragraph" style:parent-style-name="Standard" style:list-style-name="L23">
      <style:text-properties officeooo:rsid="0002c142" officeooo:paragraph-rsid="0004545b"/>
    </style:style>
    <style:style style:name="P18" style:family="paragraph" style:parent-style-name="Standard" style:list-style-name="L23">
      <style:text-properties officeooo:rsid="0002c142" officeooo:paragraph-rsid="0004ec4a"/>
    </style:style>
    <style:style style:name="P19" style:family="paragraph" style:parent-style-name="Standard" style:list-style-name="L24">
      <style:text-properties officeooo:rsid="0002c142" officeooo:paragraph-rsid="0004545b"/>
    </style:style>
    <style:style style:name="P20" style:family="paragraph" style:parent-style-name="Standard" style:list-style-name="L25">
      <style:text-properties officeooo:rsid="0002c142" officeooo:paragraph-rsid="0004545b"/>
    </style:style>
    <style:style style:name="P21" style:family="paragraph" style:parent-style-name="Standard" style:list-style-name="L27">
      <style:text-properties officeooo:rsid="0002c142" officeooo:paragraph-rsid="0004ec4a"/>
    </style:style>
    <style:style style:name="P22" style:family="paragraph" style:parent-style-name="Standard" style:list-style-name="L28">
      <style:text-properties officeooo:rsid="0002c142" officeooo:paragraph-rsid="0004ec4a"/>
    </style:style>
    <style:style style:name="P23" style:family="paragraph" style:parent-style-name="Standard">
      <style:text-properties officeooo:rsid="0002c142" officeooo:paragraph-rsid="0004ec4a"/>
    </style:style>
    <style:style style:name="P24" style:family="paragraph" style:parent-style-name="Standard" style:list-style-name="L29">
      <style:text-properties officeooo:rsid="0002c142" officeooo:paragraph-rsid="0004ec4a"/>
    </style:style>
    <style:style style:name="P25" style:family="paragraph" style:parent-style-name="Standard" style:list-style-name="L30">
      <style:text-properties officeooo:rsid="0002c142" officeooo:paragraph-rsid="0004ec4a"/>
    </style:style>
    <style:style style:name="P26" style:family="paragraph" style:parent-style-name="Standard" style:list-style-name="L33">
      <style:text-properties officeooo:rsid="0002c142" officeooo:paragraph-rsid="0004ec4a"/>
    </style:style>
    <style:style style:name="P27" style:family="paragraph" style:parent-style-name="Standard" style:list-style-name="L34">
      <style:text-properties officeooo:rsid="0002c142" officeooo:paragraph-rsid="0004ec4a"/>
    </style:style>
    <style:style style:name="P28" style:family="paragraph" style:parent-style-name="Standard" style:list-style-name="L1">
      <style:text-properties officeooo:rsid="0004545b" officeooo:paragraph-rsid="0004545b"/>
    </style:style>
    <style:style style:name="P29" style:family="paragraph" style:parent-style-name="Standard" style:list-style-name="L26">
      <style:text-properties officeooo:rsid="0004545b" officeooo:paragraph-rsid="0004545b"/>
    </style:style>
    <style:style style:name="P30" style:family="paragraph" style:parent-style-name="Standard" style:list-style-name="L19">
      <style:text-properties officeooo:rsid="0004545b" officeooo:paragraph-rsid="0004545b"/>
    </style:style>
    <style:style style:name="P31" style:family="paragraph" style:parent-style-name="Standard" style:list-style-name="L20">
      <style:text-properties officeooo:rsid="0004545b" officeooo:paragraph-rsid="0004545b"/>
    </style:style>
    <style:style style:name="P32" style:family="paragraph" style:parent-style-name="Standard" style:list-style-name="L20">
      <style:text-properties officeooo:rsid="0004545b" officeooo:paragraph-rsid="0004ec4a"/>
    </style:style>
    <style:style style:name="P33" style:family="paragraph" style:parent-style-name="Standard" style:list-style-name="L21">
      <style:text-properties officeooo:rsid="0004545b" officeooo:paragraph-rsid="0004545b"/>
    </style:style>
    <style:style style:name="P34" style:family="paragraph" style:parent-style-name="Standard" style:list-style-name="L31">
      <style:text-properties officeooo:rsid="0004545b" officeooo:paragraph-rsid="0004ec4a"/>
    </style:style>
    <style:style style:name="P35" style:family="paragraph" style:parent-style-name="Standard">
      <style:text-properties officeooo:rsid="0001d542" officeooo:paragraph-rsid="0001d542"/>
    </style:style>
    <style:style style:name="P36" style:family="paragraph" style:parent-style-name="Standard">
      <style:text-properties officeooo:rsid="0001d542" officeooo:paragraph-rsid="0004545b"/>
    </style:style>
    <style:style style:name="P37" style:family="paragraph" style:parent-style-name="Standard">
      <style:text-properties officeooo:rsid="0001d542" officeooo:paragraph-rsid="0004d4b8"/>
    </style:style>
    <style:style style:name="P38" style:family="paragraph" style:parent-style-name="Standard">
      <style:text-properties officeooo:rsid="0001d542" officeooo:paragraph-rsid="0004ec4a"/>
    </style:style>
    <style:style style:name="P39" style:family="paragraph" style:parent-style-name="Standard" style:list-style-name="L22">
      <style:text-properties officeooo:rsid="0004d4b8" officeooo:paragraph-rsid="0004d4b8"/>
    </style:style>
    <style:style style:name="P40" style:family="paragraph" style:parent-style-name="Standard" style:list-style-name="L20">
      <style:text-properties officeooo:rsid="0004d4b8" officeooo:paragraph-rsid="0004d4b8"/>
    </style:style>
    <style:style style:name="P41" style:family="paragraph" style:parent-style-name="Standard" style:list-style-name="L20">
      <style:text-properties officeooo:rsid="0004d4b8" officeooo:paragraph-rsid="0004ec4a"/>
    </style:style>
    <style:style style:name="P42" style:family="paragraph" style:parent-style-name="Standard">
      <style:text-properties officeooo:rsid="0004d4b8" officeooo:paragraph-rsid="0004d4b8"/>
    </style:style>
    <style:style style:name="P43" style:family="paragraph" style:parent-style-name="Standard" style:list-style-name="L26">
      <style:text-properties officeooo:rsid="0004d4b8" officeooo:paragraph-rsid="0004d4b8"/>
    </style:style>
    <style:style style:name="P44" style:family="paragraph" style:parent-style-name="Standard" style:list-style-name="L32">
      <style:text-properties officeooo:rsid="0004d4b8" officeooo:paragraph-rsid="0004ec4a"/>
    </style:style>
    <style:style style:name="P45" style:family="paragraph" style:parent-style-name="Standard">
      <style:text-properties officeooo:rsid="0004d4b8" officeooo:paragraph-rsid="0004ec4a"/>
    </style:style>
    <style:style style:name="P46" style:family="paragraph" style:parent-style-name="Standard" style:list-style-name="L31">
      <style:text-properties officeooo:rsid="0005c0fb" officeooo:paragraph-rsid="0005c0fb"/>
    </style:style>
    <style:style style:name="P47" style:family="paragraph" style:parent-style-name="Table_20_Contents">
      <style:text-properties officeooo:rsid="0004545b" officeooo:paragraph-rsid="0004545b"/>
    </style:style>
    <style:style style:name="P48" style:family="paragraph" style:parent-style-name="Text_20_body">
      <style:text-properties officeooo:rsid="0004545b" officeooo:paragraph-rsid="0004545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2c1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Trimester Study System</text:p>
      <table:table table:name="Table1" table:style-name="Table1">
        <table:table-column table:style-name="Table1.A"/>
        <table:table-row table:style-name="TableLine1648355688720">
          <table:table-cell table:style-name="Table1.A1" office:value-type="string">
            <text:p text:style-name="P47">Informed plan</text:p>
          </table:table-cell>
        </table:table-row>
        <table:table-row table:style-name="TableLine1648355688720">
          <table:table-cell table:style-name="Table1.A1" office:value-type="string">
            <text:p text:style-name="P36">Year 1</text:p>
            <text:p text:style-name="P36"/>
            <text:p text:style-name="P36">1<text:span text:style-name="T1">st</text:span></text:p>
            <text:list xml:id="list714934669" text:style-name="L26">
              <text:list-item>
                <text:p text:style-name="P29"><text:span text:style-name="T2">A+ / ITF+</text:span></text:p>
              </text:list-item>
              <text:list-item>
                <text:p text:style-name="P43"><text:span text:style-name="T2">Powershell</text:span></text:p>
              </text:list-item>
              <text:list-item>
                <text:p text:style-name="P29"><text:span text:style-name="T2">CCNA</text:span></text:p>
              </text:list-item>
            </text:list>
            <text:p text:style-name="P42"><text:span text:style-name="T2">ec: thm</text:span></text:p>
            <text:p text:style-name="P42"><text:span text:style-name="T2"/></text:p>
            <text:p text:style-name="P36">2<text:span text:style-name="T1">nd</text:span></text:p>
            <text:list xml:id="list2329756417" text:style-name="L18">
              <text:list-item>
                <text:p text:style-name="P4">Linux+ / LPIC1</text:p>
              </text:list-item>
              <text:list-item>
                <text:p text:style-name="P4">Bash</text:p>
              </text:list-item>
              <text:list-item>
                <text:p text:style-name="P3">CEH / OSCP</text:p>
              </text:list-item>
            </text:list>
            <text:p text:style-name="P5">ec: thm</text:p>
            <text:p text:style-name="P5"/>
            <text:p text:style-name="P36">3<text:span text:style-name="T1">rd</text:span></text:p>
            <text:list xml:id="list3959313407" text:style-name="L19">
              <text:list-item>
                <text:p text:style-name="P30">AWS / Azure / Google Architect</text:p>
              </text:list-item>
              <text:list-item>
                <text:p text:style-name="P30">Javascript</text:p>
              </text:list-item>
              <text:list-item>
                <text:p text:style-name="P30">Python</text:p>
              </text:list-item>
            </text:list>
            <text:p text:style-name="P42">ec: thm</text:p>
            <text:p text:style-name="P36"/>
          </table:table-cell>
        </table:table-row>
        <table:table-row table:style-name="TableLine1648355688720">
          <table:table-cell table:style-name="Table1.A1" office:value-type="string">
            <text:p text:style-name="P38">Year 2</text:p>
            <text:p text:style-name="P38"/>
            <text:p text:style-name="P38">1<text:span text:style-name="T1">st</text:span></text:p>
            <text:list xml:id="list823961440" text:style-name="L20">
              <text:list-item>
                <text:p text:style-name="P32">Pentest+</text:p>
              </text:list-item>
              <text:list-item>
                <text:p text:style-name="P41">HTML</text:p>
              </text:list-item>
              <text:list-item>
                <text:p text:style-name="P32">PHP</text:p>
              </text:list-item>
            </text:list>
            <text:p text:style-name="P45">ec: thm</text:p>
            <text:p text:style-name="P45"/>
            <text:p text:style-name="P38">2<text:span text:style-name="T1">nd</text:span></text:p>
            <text:list xml:id="list3227452170" text:style-name="L31">
              <text:list-item>
                <text:p text:style-name="P46">Insert cert</text:p>
              </text:list-item>
              <text:list-item>
                <text:p text:style-name="P34">Virtualization</text:p>
              </text:list-item>
              <text:list-item>
                <text:p text:style-name="P34">Malware Analysis</text:p>
              </text:list-item>
            </text:list>
            <text:p text:style-name="P45">ec: thm</text:p>
            <text:p text:style-name="P45"/>
            <text:p text:style-name="P38">3<text:span text:style-name="T1">rd</text:span></text:p>
            <text:list xml:id="list134771824" text:style-name="L32">
              <text:list-item>
                <text:p text:style-name="P44">SQL</text:p>
              </text:list-item>
              <text:list-item>
                <text:p text:style-name="P44">PERL</text:p>
              </text:list-item>
              <text:list-item>
                <text:p text:style-name="P44">Ruby</text:p>
              </text:list-item>
            </text:list>
            <text:p text:style-name="P45">ec: thm</text:p>
            <text:p text:style-name="P23"/>
          </table:table-cell>
        </table:table-row>
        <table:table-row table:style-name="TableLine1648355688720">
          <table:table-cell table:style-name="Table1.A1" office:value-type="string">
            <text:p text:style-name="P38">Year 3</text:p>
            <text:p text:style-name="P38"/>
            <text:p text:style-name="P38">1<text:span text:style-name="T1">st</text:span></text:p>
            <text:list xml:id="list2534163350" text:style-name="L23">
              <text:list-item>
                <text:p text:style-name="P18">Cloud</text:p>
              </text:list-item>
              <text:list-item>
                <text:p text:style-name="P18">AWS</text:p>
              </text:list-item>
              <text:list-item>
                <text:p text:style-name="P18">Azure</text:p>
              </text:list-item>
            </text:list>
            <text:p text:style-name="P23"><text:soft-page-break/></text:p>
            <text:p text:style-name="P38">2<text:span text:style-name="T1">nd</text:span></text:p>
            <text:list xml:id="list1904308657" text:style-name="L27">
              <text:list-item>
                <text:p text:style-name="P21">Virtualization</text:p>
              </text:list-item>
              <text:list-item>
                <text:p text:style-name="P21">C#</text:p>
              </text:list-item>
            </text:list>
            <text:p text:style-name="P23"/>
            <text:p text:style-name="P38">3<text:span text:style-name="T1">rd</text:span></text:p>
            <text:list xml:id="list4028180411" text:style-name="L28">
              <text:list-item>
                <text:p text:style-name="P22"/>
              </text:list-item>
              <text:list-item>
                <text:p text:style-name="P22"/>
              </text:list-item>
            </text:list>
            <text:p text:style-name="P23"/>
          </table:table-cell>
        </table:table-row>
        <table:table-row table:style-name="TableLine1648355688720">
          <table:table-cell table:style-name="Table1.A1" office:value-type="string">
            <text:p text:style-name="P38">Year 4</text:p>
            <text:p text:style-name="P38"/>
            <text:p text:style-name="P38">1<text:span text:style-name="T1">st</text:span></text:p>
            <text:p text:style-name="P38">2<text:span text:style-name="T1">nd</text:span></text:p>
            <text:p text:style-name="P38">3<text:span text:style-name="T1">rd</text:span></text:p>
            <text:p text:style-name="P38"><text:span text:style-name="T1"/></text:p>
          </table:table-cell>
        </table:table-row>
        <table:table-row table:style-name="TableLine1648355688720">
          <table:table-cell table:style-name="Table1.A1" office:value-type="string">
            <text:p text:style-name="P38">Year 5</text:p>
            <text:p text:style-name="P38"/>
            <text:p text:style-name="P38">1<text:span text:style-name="T1">st</text:span></text:p>
            <text:p text:style-name="P38">2<text:span text:style-name="T1">nd</text:span></text:p>
            <text:p text:style-name="P38">3<text:span text:style-name="T1">rd</text:span></text:p>
            <text:p text:style-name="P38"><text:span text:style-name="T1"/></text:p>
          </table:table-cell>
        </table:table-row>
        <table:table-row table:style-name="TableLine1648355688720">
          <table:table-cell table:style-name="Table1.A1" office:value-type="string">
            <text:p text:style-name="P38">Year 6</text:p>
            <text:p text:style-name="P38"/>
            <text:p text:style-name="P38">1<text:span text:style-name="T1">st</text:span></text:p>
            <text:p text:style-name="P38">2<text:span text:style-name="T1">nd</text:span></text:p>
            <text:p text:style-name="P38">3<text:span text:style-name="T1">rd</text:span></text:p>
            <text:p text:style-name="P38"><text:span text:style-name="T1"/></text:p>
          </table:table-cell>
        </table:table-row>
        <table:table-row table:style-name="TableLine1648355688720">
          <table:table-cell table:style-name="Table1.A1" office:value-type="string">
            <text:p text:style-name="P38">Year 7</text:p>
            <text:p text:style-name="P38"/>
            <text:p text:style-name="P38">1<text:span text:style-name="T1">st</text:span></text:p>
            <text:p text:style-name="P38">2<text:span text:style-name="T1">nd</text:span></text:p>
            <text:p text:style-name="P38">3<text:span text:style-name="T1">rd</text:span></text:p>
          </table:table-cell>
        </table:table-row>
        <table:table-row table:style-name="TableLine1648355688720">
          <table:table-cell table:style-name="Table1.A1" office:value-type="string">
            <text:p text:style-name="P37">Year 8</text:p>
            <text:p text:style-name="P37"/>
            <text:p text:style-name="P37">1<text:span text:style-name="T1">st</text:span></text:p>
            <text:p text:style-name="P37">2<text:span text:style-name="T1">nd</text:span></text:p>
            <text:p text:style-name="P37">3<text:span text:style-name="T1">rd</text:span></text:p>
          </table:table-cell>
        </table:table-row>
        <table:table-row table:style-name="TableLine1648355688720">
          <table:table-cell table:style-name="Table1.A1" office:value-type="string">
            <text:p text:style-name="P37">Year 9</text:p>
            <text:p text:style-name="P37"/>
            <text:p text:style-name="P37">1<text:span text:style-name="T1">st</text:span></text:p>
            <text:p text:style-name="P37">2<text:span text:style-name="T1">nd</text:span></text:p>
            <text:p text:style-name="P37">3<text:span text:style-name="T1">rd</text:span></text:p>
          </table:table-cell>
        </table:table-row>
        <table:table-row table:style-name="TableLine1648355688720">
          <table:table-cell table:style-name="Table1.A1" office:value-type="string">
            <text:p text:style-name="P37">Year 10</text:p>
            <text:p text:style-name="P37"/>
            <text:p text:style-name="P37">1<text:span text:style-name="T1">st</text:span></text:p>
            <text:p text:style-name="P37">2<text:span text:style-name="T1">nd</text:span></text:p>
            <text:p text:style-name="P37">3<text:span text:style-name="T1">rd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51:06.251000000</meta:creation-date>
    <dc:date>2021-08-20T18:46:29.088000000</dc:date>
    <meta:editing-duration>PT4H43M38S</meta:editing-duration>
    <meta:editing-cycles>4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73" meta:word-count="128" meta:character-count="471" meta:non-whitespace-character-count="439"/>
  </office:meta>
</office:document-meta>
</file>